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388" officeooo:paragraph-rsid="000fe388"/>
    </style:style>
    <style:style style:name="P2" style:family="paragraph" style:parent-style-name="Standard">
      <style:text-properties officeooo:rsid="00106ad0" officeooo:paragraph-rsid="000fe388"/>
    </style:style>
    <style:style style:name="P3" style:family="paragraph" style:parent-style-name="Standard">
      <style:text-properties officeooo:rsid="00106ad0" officeooo:paragraph-rsid="00106ad0"/>
    </style:style>
    <style:style style:name="P4" style:family="paragraph" style:parent-style-name="Standard">
      <style:text-properties officeooo:rsid="00119568" officeooo:paragraph-rsid="00119568"/>
    </style:style>
    <style:style style:name="P5" style:family="paragraph" style:parent-style-name="Standard">
      <style:text-properties officeooo:rsid="00119568" officeooo:paragraph-rsid="0012eac3"/>
    </style:style>
    <style:style style:name="P6" style:family="paragraph" style:parent-style-name="Standard">
      <style:text-properties officeooo:rsid="0012eac3" officeooo:paragraph-rsid="0012eac3"/>
    </style:style>
    <style:style style:name="T1" style:family="text">
      <style:text-properties officeooo:rsid="000fe388"/>
    </style:style>
    <style:style style:name="T2" style:family="text">
      <style:text-properties officeooo:rsid="00106ad0"/>
    </style:style>
    <style:style style:name="T3" style:family="text">
      <style:text-properties officeooo:rsid="00119568"/>
    </style:style>
    <style:style style:name="T4" style:family="text">
      <style:text-properties officeooo:rsid="0012ea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Безопасность (DevOps)</text:p>
      <text:p text:style-name="P5">- <text:span text:style-name="T4">обеспечение </text:span>контрол<text:span text:style-name="T4">я</text:span> доступа для сотрудников</text:p>
      <text:p text:style-name="P5">- оповещение разработчиков об известных уязвимостях в используемых библиотеках</text:p>
      <text:p text:style-name="P5">- <text:span text:style-name="T4">обеспечение </text:span>контрол<text:span text:style-name="T4">я</text:span> доступа для сервисов</text:p>
      <text:p text:style-name="P1"/>
      <text:p text:style-name="P1">Поступление задачи</text:p>
      <text:p text:style-name="P1"/>
      <text:p text:style-name="P1">Разработка<text:span text:style-name="T2"> (команда разработчиков + DevOps инженер)</text:span></text:p>
      <text:p text:style-name="P3">- в<text:span text:style-name="T1">ыбор инструментов - DevOps может участвовать в этом этапе, т.к. знает систему, знает, какие инструменты уже используются</text:span>;</text:p>
      <text:p text:style-name="P3">- <text:span text:style-name="T4">развертывание</text:span> dev-окружени<text:span text:style-name="T4">я</text:span> - DevOps</text:p>
      <text:p text:style-name="P1"><text:span text:style-name="T2">- н</text:span>аписание кода <text:span text:style-name="T2">и тестов </text:span>- <text:span text:style-name="T2">разработчики</text:span></text:p>
      <text:p text:style-name="P1"/>
      <text:p text:style-name="P3"><text:span text:style-name="T4">Настройка т</text:span>естировани<text:span text:style-name="T4">я</text:span> (DevOps инженер)</text:p>
      <text:p text:style-name="P3">- <text:span text:style-name="T3">максимальная </text:span>автоматизация тестов - DevOps</text:p>
      <text:p text:style-name="P4">- ограничение коммитов в main ветку при неудачных тестах - DevOps</text:p>
      <text:p text:style-name="P4">- обеспечение покрытия нового кода тестами</text:p>
      <text:p text:style-name="P4"/>
      <text:p text:style-name="P6">Развертывание stage-окружения и тестирования кода в нем (DevOps + команда тестировщиков + менеджер)</text:p>
      <text:p text:style-name="P6">- автоматизация развертывания stage-окружения - DevOps</text:p>
      <text:p text:style-name="P6">- тестирование - тестировщики</text:p>
      <text:p text:style-name="P6">- проверка соответствия кода требованиям, поставленным в задаче - продакт-менеджер</text:p>
      <text:p text:style-name="P1"/>
      <text:p text:style-name="P6">Выкладка в prod-окружение (DevOps)</text:p>
      <text:p text:style-name="P6">- обеспечение выкладки только после прохождения тестов</text:p>
      <text:p text:style-name="P6">- автоматизация выкладки</text:p>
      <text:p text:style-name="P6">- обеспечение возможности отката изменений</text:p>
      <text:p text:style-name="P6"/>
      <text:p text:style-name="P6">Мониторинг (DevOps)</text:p>
      <text:p text:style-name="P6">- обеспечение оповещения об ошибках при тестировании или работе приложения в prod-окружении</text:p>
      <text:p text:style-name="P6">- обеспечения простого доступа к логам всех составляющих системы</text:p>
      <text:p text:style-name="P2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25T11:25:34.725297490</meta:creation-date>
    <meta:generator>LibreOffice/7.0.4.2$Linux_X86_64 LibreOffice_project/dcf040e67528d9187c66b2379df5ea4407429775</meta:generator>
    <dc:date>2021-10-25T12:28:07.565300583</dc:date>
    <meta:editing-duration>PT24S</meta:editing-duration>
    <meta:editing-cycles>1</meta:editing-cycles>
    <meta:document-statistic meta:table-count="0" meta:image-count="0" meta:object-count="0" meta:page-count="1" meta:paragraph-count="24" meta:word-count="163" meta:character-count="1241" meta:non-whitespace-character-count="1102"/>
  </office:meta>
</office:document-meta>
</file>